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fbe3f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-color="#3fbe3f" draw:textarea-horizontal-align="justify" draw:textarea-vertical-align="middle" draw:auto-grow-height="false" fo:min-height="1.164cm" fo:min-width="0.986cm"/>
    </style:style>
    <style:style style:name="gr4" style:family="graphic" style:parent-style-name="standard">
      <style:graphic-properties draw:fill-color="#3fbe3f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svg:stroke-color="#3f7ebe" draw:fill-color="#01c78a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color="#3f7ebe" draw:fill-color="#ff7f00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svg:stroke-color="#3f7ebe" draw:fill-color="#3fbe3f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7.15cm" fo:min-width="11.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04cm"/>
    </style:style>
    <style:style style:name="gr12" style:family="graphic" style:parent-style-name="standard">
      <style:graphic-properties draw:stroke="none" svg:stroke-color="#000000" draw:fill="none" draw:fill-color="#ffffff" fo:min-height="5.2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2.05cm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gr17" style:family="graphic" style:parent-style-name="standard">
      <style:graphic-properties draw:stroke="none" svg:stroke-color="#000000" draw:fill="none" draw:fill-color="#ffffff" fo:min-height="1.407cm"/>
    </style:style>
    <style:style style:name="gr18" style:family="graphic" style:parent-style-name="standard">
      <style:graphic-properties draw:stroke="none" svg:stroke-color="#000000" draw:fill="none" draw:fill-color="#ffffff" fo:min-height="1.05cm"/>
    </style:style>
    <style:style style:name="gr19" style:family="graphic" style:parent-style-name="standard">
      <style:graphic-properties draw:stroke="none" svg:stroke-color="#000000" draw:fill="none" draw:fill-color="#ffffff" fo:min-height="1.607cm"/>
    </style:style>
    <style:style style:name="gr20" style:family="graphic" style:parent-style-name="standard">
      <style:graphic-properties draw:stroke="none" svg:stroke-color="#000000" draw:fill="none" draw:fill-color="#ffffff" fo:min-height="0.85cm"/>
    </style:style>
    <style:style style:name="gr21" style:family="graphic" style:parent-style-name="standard">
      <style:graphic-properties draw:stroke="none" svg:stroke-color="#000000" draw:fill="none" draw:fill-color="#ffffff" fo:min-height="2.11cm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12.95cm" fo:min-width="18.2cm"/>
    </style:style>
    <style:style style:name="gr23" style:family="graphic" style:parent-style-name="standard">
      <style:graphic-properties draw:stroke="none" svg:stroke-color="#000000" draw:fill="none" draw:fill-color="#ffffff" fo:min-height="12.655cm"/>
    </style:style>
    <style:style style:name="gr24" style:family="graphic" style:parent-style-name="standard">
      <style:graphic-properties draw:fill-color="#d22b2b" draw:textarea-horizontal-align="justify" draw:textarea-vertical-align="middle" draw:auto-grow-height="false" fo:min-height="0.458cm" fo:min-width="0.208cm"/>
    </style:style>
    <style:style style:name="gr25" style:family="graphic" style:parent-style-name="standard">
      <style:graphic-properties draw:stroke="none" svg:stroke-color="#000000" draw:fill="none" draw:fill-color="#ffffff" fo:min-height="0.804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8.35cm" fo:min-width="15.9cm"/>
    </style:style>
    <style:style style:name="gr27" style:family="graphic" style:parent-style-name="standard">
      <style:graphic-properties draw:stroke="none" svg:stroke-color="#000000" draw:fill="none" draw:fill-color="#ffffff" fo:min-height="7.031cm"/>
    </style:style>
    <style:style style:name="gr28" style:family="graphic" style:parent-style-name="standard">
      <style:graphic-properties draw:stroke="none" svg:stroke-color="#000000" draw:fill="none" draw:fill-color="#ffffff" fo:min-height="6.65cm"/>
    </style:style>
    <style:style style:name="gr29" style:family="graphic" style:parent-style-name="standard">
      <style:graphic-properties draw:fill-color="#cccccc" draw:textarea-horizontal-align="justify" draw:textarea-vertical-align="middle" draw:auto-grow-height="false" fo:min-height="4.95cm" fo:min-width="8.2cm"/>
    </style:style>
    <style:style style:name="P1" style:family="paragraph">
      <loext:graphic-properties draw:fill-color="#3fbe3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1c78a"/>
      <style:paragraph-properties fo:text-align="center"/>
    </style:style>
    <style:style style:name="P5" style:family="paragraph">
      <loext:graphic-properties draw:fill-color="#ff7f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d22b2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6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2.2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3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5.4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5.4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2.2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9.9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7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6.2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cm" svg:height="1cm" svg:x="20.3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2.4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23.012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20.212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1.7cm" svg:height="7.4cm" svg:x="6.2cm" svg:y="8.7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6.2cm" svg:y1="9.8cm" svg:x2="17.9cm" svg:y2="9.8cm">
          <text:p/>
        </draw:line>
        <draw:frame draw:style-name="gr11" draw:text-style-name="P8" draw:layer="layout" svg:width="10.4cm" svg:height="0.954cm" svg:x="10.3cm" svg:y="8.8cm">
          <draw:text-box>
            <text:p>Diagnosis</text:p>
          </draw:text-box>
        </draw:frame>
        <draw:frame draw:style-name="gr12" draw:text-style-name="P8" draw:layer="layout" svg:width="10.9cm" svg:height="5.5cm" svg:x="6.7cm" svg:y="10.3cm">
          <draw:text-box>
            <text:p>quantity (sum)</text:p>
            <text:p>disease (sum)</text:p>
            <text:p>diseaseOnRoot (sum)</text:p>
            <text:p>diseaseOnTrunk (sum)</text:p>
            <text:p>diseaseOnCollar (sum)</text:p>
            <text:p>diseaseOnCrown (sum)</text:p>
            <text:p/>
          </draw:text-box>
        </draw:frame>
        <draw:frame draw:style-name="gr13" draw:text-style-name="P8" draw:layer="layout" svg:width="2.6cm" svg:height="1cm" svg:x="2.4cm" svg:y="7cm">
          <draw:text-box>
            <text:p>sector</text:p>
          </draw:text-box>
        </draw:frame>
        <draw:frame draw:style-name="gr14" draw:text-style-name="P8" draw:layer="layout" svg:width="3.7cm" svg:height="1.2cm" svg:x="5cm" svg:y="6.9cm">
          <draw:text-box>
            <text:p>stationId</text:p>
          </draw:text-box>
        </draw:frame>
        <draw:frame draw:style-name="gr11" draw:text-style-name="P8" draw:layer="layout" svg:width="4.3cm" svg:height="0.954cm" svg:x="8.4cm" svg:y="6.746cm">
          <draw:text-box>
            <text:p>location</text:p>
          </draw:text-box>
        </draw:frame>
        <draw:frame draw:style-name="gr15" draw:text-style-name="P8" draw:layer="layout" svg:width="7.1cm" svg:height="2.3cm" svg:x="1.2cm" svg:y="4.7cm">
          <draw:text-box>
            <text:p>closestTrainStation</text:p>
          </draw:text-box>
        </draw:frame>
        <draw:frame draw:style-name="gr16" draw:text-style-name="P8" draw:layer="layout" svg:width="7.7cm" svg:height="1.7cm" svg:x="1.2cm" svg:y="3.5cm">
          <draw:text-box>
            <text:p>closestIndustrialZone</text:p>
          </draw:text-box>
        </draw:frame>
        <draw:frame draw:style-name="gr11" draw:text-style-name="P8" draw:layer="layout" svg:width="4.8cm" svg:height="0.954cm" svg:x="4cm" svg:y="2.346cm">
          <draw:text-box>
            <text:p>closestParking</text:p>
          </draw:text-box>
        </draw:frame>
        <draw:frame draw:style-name="gr17" draw:text-style-name="P8" draw:layer="layout" svg:width="5.9cm" svg:height="1.657cm" svg:x="5.4cm" svg:y="1.3cm">
          <draw:text-box>
            <text:p>closestMotorways</text:p>
          </draw:text-box>
        </draw:frame>
        <draw:frame draw:style-name="gr18" draw:text-style-name="P8" draw:layer="layout" svg:width="6.3cm" svg:height="1.3cm" svg:x="10.713cm" svg:y="1.294cm">
          <draw:text-box>
            <text:p>closestRiver</text:p>
          </draw:text-box>
        </draw:frame>
        <draw:frame draw:style-name="gr18" draw:text-style-name="P8" draw:layer="layout" svg:width="6.1cm" svg:height="1.3cm" svg:x="13cm" svg:y="2.1cm">
          <draw:text-box>
            <text:p>closestRoads</text:p>
          </draw:text-box>
        </draw:frame>
        <draw:frame draw:style-name="gr14" draw:text-style-name="P8" draw:layer="layout" svg:width="3.7cm" svg:height="1.2cm" svg:x="14.2cm" svg:y="2.9cm">
          <draw:text-box>
            <text:p>closestMall</text:p>
          </draw:text-box>
        </draw:frame>
        <draw:frame draw:style-name="gr17" draw:text-style-name="P8" draw:layer="layout" svg:width="7.8cm" svg:height="1.657cm" svg:x="14.5cm" svg:y="3.843cm">
          <draw:text-box>
            <text:p>environmentTypeCode</text:p>
          </draw:text-box>
        </draw:frame>
        <draw:frame draw:style-name="gr13" draw:text-style-name="P8" draw:layer="layout" svg:width="8.1cm" svg:height="1cm" svg:x="15cm" svg:y="5.6cm">
          <draw:text-box>
            <text:p>distanceToPollutionStation</text:p>
          </draw:text-box>
        </draw:frame>
        <draw:frame draw:style-name="gr19" draw:text-style-name="P8" draw:layer="layout" svg:width="8.2cm" svg:height="1.857cm" svg:x="20.5cm" svg:y="4.6cm">
          <draw:text-box>
            <text:p>environmentTypeDesc</text:p>
            <text:p/>
          </draw:text-box>
        </draw:frame>
        <draw:frame draw:style-name="gr11" draw:text-style-name="P8" draw:layer="layout" svg:width="2.7cm" svg:height="0.954cm" svg:x="19.612cm" svg:y="8.647cm">
          <draw:text-box>
            <text:p>species</text:p>
          </draw:text-box>
        </draw:frame>
        <draw:frame draw:style-name="gr11" draw:text-style-name="P8" draw:layer="layout" svg:width="2.5cm" svg:height="0.954cm" svg:x="22.612cm" svg:y="8.701cm">
          <draw:text-box>
            <text:p>genus</text:p>
          </draw:text-box>
        </draw:frame>
        <draw:frame draw:style-name="gr17" draw:text-style-name="P8" draw:layer="layout" svg:width="4.4cm" svg:height="1.657cm" draw:transform="rotate (-0.301592894744619) translate (18.292cm 10.311cm)">
          <draw:text-box>
            <text:p>seedingYear</text:p>
          </draw:text-box>
        </draw:frame>
        <draw:frame draw:style-name="gr18" draw:text-style-name="P8" draw:layer="layout" svg:width="4.8cm" svg:height="1.3cm" draw:transform="rotate (0.367740873395205) translate (17.8cm 14.338cm)">
          <draw:text-box>
            <text:p>diagnosisYear</text:p>
          </draw:text-box>
        </draw:frame>
        <draw:frame draw:style-name="gr20" draw:text-style-name="P8" draw:layer="layout" svg:width="3.5cm" svg:height="1.1cm" svg:x="22.3cm" svg:y="13.056cm">
          <draw:text-box>
            <text:p>year</text:p>
          </draw:text-box>
        </draw:frame>
        <draw:frame draw:style-name="gr18" draw:text-style-name="P8" draw:layer="layout" svg:width="4.7cm" svg:height="1.3cm" svg:x="24.5cm" svg:y="11.1cm">
          <draw:text-box>
            <text:p>fiveYearPeriod</text:p>
          </draw:text-box>
        </draw:frame>
        <draw:frame draw:style-name="gr17" draw:text-style-name="P8" draw:layer="layout" svg:width="3.7cm" svg:height="1.657cm" svg:x="21.2cm" svg:y="15.243cm">
          <draw:text-box>
            <text:p>diseases</text:p>
          </draw:text-box>
        </draw:frame>
        <draw:frame draw:style-name="gr11" draw:text-style-name="P8" draw:layer="layout" svg:width="5.4cm" svg:height="0.954cm" svg:x="16.2cm" svg:y="17.646cm">
          <draw:text-box>
            <text:p>stumpDiameter</text:p>
          </draw:text-box>
        </draw:frame>
        <draw:frame draw:style-name="gr17" draw:text-style-name="P8" draw:layer="layout" svg:width="7.5cm" svg:height="1.657cm" svg:x="15.7cm" svg:y="19.843cm">
          <draw:text-box>
            <text:p>stumpDiameterGroup</text:p>
          </draw:text-box>
        </draw:frame>
        <draw:frame draw:style-name="gr14" draw:text-style-name="P8" draw:layer="layout" svg:width="4.8cm" svg:height="1.2cm" svg:x="11.9cm" svg:y="18.2cm">
          <draw:text-box>
            <text:p>vigor</text:p>
          </draw:text-box>
        </draw:frame>
        <draw:frame draw:style-name="gr17" draw:text-style-name="P8" draw:layer="layout" svg:width="7.8cm" svg:height="1.657cm" svg:x="6.708cm" svg:y="19.759cm">
          <draw:text-box>
            <text:p>environmentBusyness</text:p>
          </draw:text-box>
        </draw:frame>
        <draw:frame draw:style-name="gr21" draw:text-style-name="P8" draw:layer="layout" svg:width="6.5cm" svg:height="2.36cm" svg:x="3.5cm" svg:y="18.2cm">
          <draw:text-box>
            <text:p>sidewalkProximity</text:p>
          </draw:text-box>
        </draw:frame>
        <draw:frame draw:style-name="gr20" draw:text-style-name="P8" draw:layer="layout" svg:width="3cm" svg:height="1.1cm" svg:x="1.9cm" svg:y="8.9cm">
          <draw:text-box>
            <text:p>isLast</text:p>
          </draw:text-box>
        </draw:frame>
        <draw:frame draw:style-name="gr17" draw:text-style-name="P8" draw:layer="layout" svg:width="5.1cm" svg:height="1.657cm" svg:x="0.7cm" svg:y="11.243cm">
          <draw:text-box>
            <text:p>diagnosisNote</text:p>
          </draw:text-box>
        </draw:frame>
        <draw:frame draw:style-name="gr17" draw:text-style-name="P8" draw:layer="layout" svg:width="6.1cm" svg:height="1.657cm" svg:x="0.1cm" svg:y="13.8cm">
          <draw:text-box>
            <text:p>developmentStatus</text:p>
          </draw:text-box>
        </draw:frame>
        <draw:custom-shape draw:style-name="gr1" draw:text-style-name="P1" draw:layer="layout" svg:width="1cm" svg:height="1cm" svg:x="14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8.1cm" svg:height="1cm" svg:x="15cm" svg:y="6.521cm">
          <draw:text-box>
            <text:p>idPollutionStation</text:p>
          </draw:text-box>
        </draw:frame>
        <draw:frame draw:style-name="gr13" draw:text-style-name="P8" draw:layer="layout" svg:width="8.1cm" svg:height="1cm" svg:x="19.8cm" svg:y="7.4cm">
          <draw:text-box>
            <text:p>pollutionStationName</text:p>
          </draw:text-box>
        </draw:frame>
        <draw:line draw:style-name="gr10" draw:text-style-name="P7" draw:layer="layout" svg:x1="17.9cm" svg:y1="11.1cm" svg:x2="22.4cm" svg:y2="12.6cm">
          <text:p/>
        </draw:line>
        <draw:line draw:style-name="gr10" draw:text-style-name="P7" draw:layer="layout" svg:x1="17.9cm" svg:y1="14.4cm" svg:x2="22.4cm" svg:y2="12.6cm">
          <text:p/>
        </draw:line>
        <draw:line draw:style-name="gr10" draw:text-style-name="P7" draw:layer="layout" svg:x1="23.4cm" svg:y1="12.6cm" svg:x2="26.2cm" svg:y2="12.6cm">
          <text:p/>
        </draw:line>
        <draw:line draw:style-name="gr10" draw:text-style-name="P7" draw:layer="layout" svg:x1="20.2cm" svg:y1="10.1cm" svg:x2="17.9cm" svg:y2="10.1cm">
          <text:p/>
        </draw:line>
        <draw:line draw:style-name="gr10" draw:text-style-name="P7" draw:layer="layout" svg:x1="21.2cm" svg:y1="10.1cm" svg:x2="23cm" svg:y2="10.1cm">
          <text:p/>
        </draw:line>
        <draw:line draw:style-name="gr10" draw:text-style-name="P7" draw:layer="layout" svg:x1="20.3cm" svg:y1="15.4cm" svg:x2="17.9cm" svg:y2="15.4cm">
          <text:p/>
        </draw:line>
        <draw:line draw:style-name="gr10" draw:text-style-name="P7" draw:layer="layout" svg:x1="15.8cm" svg:y1="17.1cm" svg:x2="15.8cm" svg:y2="16.1cm">
          <text:p/>
        </draw:line>
        <draw:line draw:style-name="gr10" draw:text-style-name="P7" draw:layer="layout" svg:x1="12.7cm" svg:y1="17.1cm" svg:x2="12.7cm" svg:y2="16.1cm">
          <text:p/>
        </draw:line>
        <draw:line draw:style-name="gr10" draw:text-style-name="P7" draw:layer="layout" svg:x1="10.4cm" svg:y1="18.7cm" svg:x2="10.4cm" svg:y2="16.1cm">
          <text:p/>
        </draw:line>
        <draw:line draw:style-name="gr10" draw:text-style-name="P7" draw:layer="layout" svg:x1="15.9cm" svg:y1="18.9cm" svg:x2="15.9cm" svg:y2="18.1cm">
          <text:p/>
        </draw:line>
        <draw:line draw:style-name="gr10" draw:text-style-name="P7" draw:layer="layout" svg:x1="7.5cm" svg:y1="17.1cm" svg:x2="7.5cm" svg:y2="16.1cm">
          <text:p/>
        </draw:line>
        <draw:line draw:style-name="gr10" draw:text-style-name="P7" draw:layer="layout" svg:x1="3.5cm" svg:y1="15.4cm" svg:x2="6.2cm" svg:y2="15.4cm">
          <text:p/>
        </draw:line>
        <draw:line draw:style-name="gr10" draw:text-style-name="P7" draw:layer="layout" svg:x1="3.5cm" svg:y1="12.8cm" svg:x2="6.2cm" svg:y2="12.8cm">
          <text:p/>
        </draw:line>
        <draw:line draw:style-name="gr10" draw:text-style-name="P7" draw:layer="layout" svg:x1="3.4cm" svg:y1="10.4cm" svg:x2="6.2cm" svg:y2="10.4cm">
          <text:p/>
        </draw:line>
        <draw:line draw:style-name="gr10" draw:text-style-name="P7" draw:layer="layout" svg:x1="7cm" svg:y1="6.4cm" svg:x2="5.5cm" svg:y2="6.4cm">
          <text:p/>
        </draw:line>
        <draw:line draw:style-name="gr10" draw:text-style-name="P7" draw:layer="layout" svg:x1="8.1cm" svg:y1="5.4cm" svg:x2="10cm" svg:y2="5.9cm">
          <text:p/>
        </draw:line>
        <draw:line draw:style-name="gr10" draw:text-style-name="P7" draw:layer="layout" svg:x1="8.5cm" svg:y1="4.4cm" svg:x2="10.1cm" svg:y2="5.5cm">
          <text:p/>
        </draw:line>
        <draw:line draw:style-name="gr10" draw:text-style-name="P7" draw:layer="layout" svg:x1="9.3cm" svg:y1="3.6cm" svg:x2="10.4cm" svg:y2="5.2cm">
          <text:p/>
        </draw:line>
        <draw:line draw:style-name="gr10" draw:text-style-name="P7" draw:layer="layout" svg:x1="10.2cm" svg:y1="3.3cm" svg:x2="10.7cm" svg:y2="5.1cm">
          <text:p/>
        </draw:line>
        <draw:line draw:style-name="gr10" draw:text-style-name="P7" draw:layer="layout" svg:x1="11.4cm" svg:y1="3.3cm" svg:x2="11.1cm" svg:y2="5cm">
          <text:p/>
        </draw:line>
        <draw:line draw:style-name="gr10" draw:text-style-name="P7" draw:layer="layout" svg:x1="12.4cm" svg:y1="3.6cm" svg:x2="11.6cm" svg:y2="5.1cm">
          <text:p/>
        </draw:line>
        <draw:line draw:style-name="gr10" draw:text-style-name="P7" draw:layer="layout" svg:x1="13.4cm" svg:y1="4.2cm" svg:x2="11.9cm" svg:y2="5.4cm">
          <text:p/>
        </draw:line>
        <draw:line draw:style-name="gr10" draw:text-style-name="P7" draw:layer="layout" svg:x1="13.9cm" svg:y1="5cm" svg:x2="12.1cm" svg:y2="5.8cm">
          <text:p/>
        </draw:line>
        <draw:line draw:style-name="gr10" draw:text-style-name="P7" draw:layer="layout" svg:x1="14.1cm" svg:y1="6.1cm" svg:x2="12.1cm" svg:y2="6.1cm">
          <text:p/>
        </draw:line>
        <draw:line draw:style-name="gr10" draw:text-style-name="P7" draw:layer="layout" svg:x1="14.1cm" svg:y1="7.1cm" svg:x2="12cm" svg:y2="6.4cm">
          <text:p/>
        </draw:line>
        <draw:line draw:style-name="gr10" draw:text-style-name="P7" draw:layer="layout" svg:x1="11.1cm" svg:y1="7cm" svg:x2="11.1cm" svg:y2="8.7cm">
          <text:p/>
        </draw:line>
        <draw:line draw:style-name="gr10" draw:text-style-name="P7" draw:layer="layout" svg:x1="8cm" svg:y1="6.4cm" svg:x2="10.1cm" svg:y2="6.4cm">
          <text:p/>
        </draw:line>
        <draw:line draw:style-name="gr10" draw:text-style-name="P7" draw:layer="layout" svg:x1="14.9cm" svg:y1="4.8cm" svg:x2="16cm" svg:y2="5.5cm">
          <text:p/>
        </draw:line>
        <draw:line draw:style-name="gr10" draw:text-style-name="P7" draw:layer="layout" svg:x1="27.1cm" svg:y1="5.5cm" svg:x2="16cm" svg:y2="5.5cm">
          <text:p/>
        </draw:line>
        <draw:line draw:style-name="gr10" draw:text-style-name="P7" draw:layer="layout" svg:x1="15cm" svg:y1="7.6cm" svg:x2="16.1cm" svg:y2="8.3cm">
          <text:p/>
        </draw:line>
        <draw:line draw:style-name="gr10" draw:text-style-name="P7" draw:layer="layout" svg:x1="26.1cm" svg:y1="8.3cm" svg:x2="16.1cm" svg:y2="8.3cm">
          <text:p/>
        </draw:line>
      </draw:page>
      <draw:page draw:name="page2" draw:style-name="dp1" draw:master-page-name="Standard">
        <draw:custom-shape draw:style-name="gr22" draw:text-style-name="P6" draw:layer="layout" svg:width="18.7cm" svg:height="13.2cm" svg:x="4.7cm" svg:y="3.3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4.7cm" svg:y1="4.6cm" svg:x2="23.4cm" svg:y2="4.6cm">
          <text:p/>
        </draw:line>
        <draw:frame draw:style-name="gr11" draw:text-style-name="P8" draw:layer="layout" svg:width="10.4cm" svg:height="0.954cm" svg:x="12.3cm" svg:y="3.5cm">
          <draw:text-box>
            <text:p>Pollution</text:p>
          </draw:text-box>
        </draw:frame>
        <draw:frame draw:style-name="gr23" draw:text-style-name="P8" draw:layer="layout" svg:width="9.9cm" svg:height="12.905cm" svg:x="5.4cm" svg:y="4.895cm">
          <draw:text-box>
            <text:p>nitrogenDioxide (avg)</text:p>
            <text:p>nitricOxide (avg)</text:p>
            <text:p>ozone (avg)</text:p>
            <text:p>pm10 (avg)</text:p>
            <text:p>benzene (avg)</text:p>
            <text:p>benz(a)anthracene (avg)</text:p>
            <text:p>benz(a)pyrene (avg)</text:p>
            <text:p>benz(b)fluoranthene (avg)</text:p>
            <text:p>benz(j)fluoranthene (avg)</text:p>
            <text:p>ben(k)fluoranthene (avg)</text:p>
            <text:p>dibenzo(a,h)anthracene (avg)</text:p>
            <text:p>indeno(1,2,3-cd)pyrene (avg)</text:p>
            <text:p>pm2,5 (avg)</text:p>
            <text:p>tuloene (avg)</text:p>
            <text:p>antimony (avg)</text:p>
            <text:p>arsenic (avg)</text:p>
          </draw:text-box>
        </draw:frame>
        <draw:frame draw:style-name="gr23" draw:text-style-name="P8" draw:layer="layout" svg:width="9.9cm" svg:height="12.905cm" svg:x="14.5cm" svg:y="4.895cm">
          <draw:text-box>
            <text:p>barium (avg)</text:p>
            <text:p>cadmium (avg)</text:p>
            <text:p>chrome (avg)</text:p>
            <text:p>cobalt (avg)</text:p>
            <text:p>copper (avg)</text:p>
            <text:p>sulfurDioxide (avg)</text:p>
            <text:p>ethylbenzene (avg)</text:p>
            <text:p>m+p-xylene (avg)</text:p>
            <text:p>manganese (avg)</text:p>
            <text:p>mercury (avg)</text:p>
            <text:p>nickel (avg)</text:p>
            <text:p>o-xylene (avg)</text:p>
            <text:p>lead (avg)</text:p>
            <text:p>thallium (avg)</text:p>
            <text:p>vanadium (avg)</text:p>
            <text:p>zinc (avg)</text:p>
          </draw:text-box>
        </draw:frame>
        <draw:custom-shape draw:style-name="gr24" draw:text-style-name="P9" draw:layer="layout" svg:width="1cm" svg:height="1cm" svg:x="2.3cm" svg:y="8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5.4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6cm" svg:height="1cm" svg:x="1.2cm" svg:y="9.795cm">
          <draw:text-box>
            <text:p>monthYear</text:p>
          </draw:text-box>
        </draw:frame>
        <draw:frame draw:style-name="gr17" draw:text-style-name="P8" draw:layer="layout" svg:width="5.7cm" svg:height="1.657cm" svg:x="23.9cm" svg:y="9.995cm">
          <draw:text-box>
            <text:p>pollutionStation</text:p>
          </draw:text-box>
        </draw:frame>
        <draw:line draw:style-name="gr10" draw:text-style-name="P7" draw:layer="layout" svg:x1="25.4cm" svg:y1="9.395cm" svg:x2="23.8cm" svg:y2="9.395cm">
          <text:p/>
        </draw:line>
        <draw:line draw:style-name="gr10" draw:text-style-name="P7" draw:layer="layout" svg:x1="3.3cm" svg:y1="9.295cm" svg:x2="4.7cm" svg:y2="9.3cm">
          <text:p/>
        </draw:line>
        <draw:line draw:style-name="gr10" draw:text-style-name="P7" draw:layer="layout" svg:x1="26.4cm" svg:y1="9.395cm" svg:x2="27.6cm" svg:y2="9.395cm">
          <text:p/>
        </draw:line>
        <draw:line draw:style-name="gr10" draw:text-style-name="P7" draw:layer="layout" svg:x1="2.3cm" svg:y1="9.295cm" svg:x2="1.1cm" svg:y2="9.295cm">
          <text:p/>
        </draw:line>
        <draw:frame draw:style-name="gr25" draw:text-style-name="P8" draw:layer="layout" svg:width="1.5cm" svg:height="1.054cm" svg:x="27.7cm" svg:y="8.841cm">
          <draw:text-box>
            <text:p>...</text:p>
          </draw:text-box>
        </draw:frame>
        <draw:frame draw:style-name="gr25" draw:text-style-name="P8" draw:layer="layout" svg:width="1.5cm" svg:height="1.054cm" svg:x="0.1cm" svg:y="8.741cm">
          <draw:text-box>
            <text:p>...</text:p>
          </draw:text-box>
        </draw:frame>
        <draw:line draw:style-name="gr10" draw:text-style-name="P7" draw:layer="layout" svg:x1="2.8cm" svg:y1="8.795cm" svg:x2="2.8cm" svg:y2="7.395cm">
          <text:p/>
        </draw:line>
        <draw:custom-shape draw:style-name="gr24" draw:text-style-name="P9" draw:layer="layout" svg:width="1cm" svg:height="1cm" svg:x="2.3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5.9cm" svg:y1="6.595cm" svg:x2="25.9cm" svg:y2="5.195cm">
          <text:p/>
        </draw:line>
        <draw:frame draw:style-name="gr13" draw:text-style-name="P8" draw:layer="layout" svg:width="3.6cm" svg:height="1cm" svg:x="2cm" svg:y="5.295cm">
          <draw:text-box>
            <text:p>year</text:p>
          </draw:text-box>
        </draw:frame>
        <draw:frame draw:style-name="gr17" draw:text-style-name="P8" draw:layer="layout" svg:width="6.8cm" svg:height="1.657cm" svg:x="23.3cm" svg:y="4.2cm">
          <draw:text-box>
            <text:p>pollutionStationName</text:p>
          </draw:text-box>
        </draw:frame>
        <draw:custom-shape draw:style-name="gr1" draw:text-style-name="P1" draw:layer="layout" svg:width="1cm" svg:height="1cm" svg:x="25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5.9cm" svg:y1="8.9cm" svg:x2="25.9cm" svg:y2="7.5cm">
          <text:p/>
        </draw:line>
        <draw:frame draw:style-name="gr17" draw:text-style-name="P8" draw:layer="layout" svg:width="6.8cm" svg:height="1.657cm" svg:x="23.5cm" svg:y="7.543cm">
          <draw:text-box>
            <text:p>idPollutionStation</text:p>
          </draw:text-box>
        </draw:frame>
      </draw:page>
      <draw:page draw:name="page3" draw:style-name="dp1" draw:master-page-name="Standard">
        <draw:custom-shape draw:style-name="gr26" draw:text-style-name="P6" draw:layer="layout" svg:width="16.4cm" svg:height="8.6cm" svg:x="2.5cm" svg:y="6.1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2.5cm" svg:y1="7.1cm" svg:x2="18.9cm" svg:y2="7.1cm">
          <text:p/>
        </draw:line>
        <draw:frame draw:style-name="gr11" draw:text-style-name="P8" draw:layer="layout" svg:width="10.4cm" svg:height="0.954cm" svg:x="9cm" svg:y="6.1cm">
          <draw:text-box>
            <text:p>Weather</text:p>
          </draw:text-box>
        </draw:frame>
        <draw:custom-shape draw:style-name="gr24" draw:text-style-name="P9" draw:layer="layout" svg:width="1cm" svg:height="1cm" svg:x="24.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6cm" svg:height="1cm" svg:x="23.4cm" svg:y="10.4cm">
          <draw:text-box>
            <text:p>monthYear</text:p>
          </draw:text-box>
        </draw:frame>
        <draw:frame draw:style-name="gr27" draw:text-style-name="P8" draw:layer="layout" svg:width="9cm" svg:height="7.281cm" svg:x="3cm" svg:y="7.6cm">
          <draw:text-box>
            <text:p>maximalMaxTemp (avg)</text:p>
            <text:p>averageMaxTemp (avg)</text:p>
            <text:p>minimalMaxTemp (avg)</text:p>
            <text:p>averageTemp (avg)</text:p>
            <text:p>maximalMinTemp (avg)</text:p>
            <text:p>averageMinTemp (avg)</text:p>
            <text:p>minimalMinTemp (avg)</text:p>
            <text:p>heatingDegreeDay (avg, sum)</text:p>
            <text:p/>
          </draw:text-box>
        </draw:frame>
        <draw:frame draw:style-name="gr28" draw:text-style-name="P8" draw:layer="layout" svg:width="8cm" svg:height="6.9cm" svg:x="10.8cm" svg:y="7.6cm">
          <draw:text-box>
            <text:p>sunDurationTime (sum)</text:p>
            <text:p>totalPrecipitation (avg)</text:p>
            <text:p>averagePrecipitation (avg)</text:p>
            <text:p>snow (sum)</text:p>
            <text:p>maximumWindGust (avg)</text:p>
            <text:p>maxPressure (avg)</text:p>
            <text:p>minPressure (avg)</text:p>
            <text:p/>
            <text:p/>
          </draw:text-box>
        </draw:frame>
        <draw:line draw:style-name="gr10" draw:text-style-name="P7" draw:layer="layout" svg:x1="24.5cm" svg:y1="9.9cm" svg:x2="18.9cm" svg:y2="9.9cm">
          <text:p/>
        </draw:line>
        <draw:line draw:style-name="gr10" draw:text-style-name="P7" draw:layer="layout" svg:x1="25.5cm" svg:y1="9.9cm" svg:x2="28cm" svg:y2="9.9cm">
          <text:p/>
        </draw:line>
        <draw:frame draw:style-name="gr25" draw:text-style-name="P8" draw:layer="layout" svg:width="1.5cm" svg:height="1.054cm" svg:x="28.1cm" svg:y="9.346cm">
          <draw:text-box>
            <text:p>...</text:p>
          </draw:text-box>
        </draw:frame>
      </draw:page>
      <draw:page draw:name="page4" draw:style-name="dp1" draw:master-page-name="Standard">
        <draw:custom-shape draw:style-name="gr29" draw:text-style-name="P6" draw:layer="layout" svg:width="8.7cm" svg:height="5.2cm" svg:x="1.7cm" svg:y="4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8.7cm" svg:height="5.2cm" svg:x="18.1cm" svg:y="8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8.7cm" svg:height="5.2cm" svg:x="18.1cm" svg:y="2.6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6cm" svg:height="1.657cm" svg:x="8.6cm" svg:y="1.743cm">
          <draw:text-box>
            <text:p>pollutionStation</text:p>
          </draw:text-box>
        </draw:frame>
        <draw:custom-shape draw:style-name="gr6" draw:text-style-name="P4" draw:layer="layout" svg:width="1cm" svg:height="1cm" svg:x="12.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draw:transform="rotate (-0.951728041112508) translate (13.102cm 14.0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3.5cm" svg:height="1.1cm" svg:x="13cm" svg:y="15.1cm">
          <draw:text-box>
            <text:p>year</text:p>
          </draw:text-box>
        </draw:frame>
        <draw:frame draw:style-name="gr18" draw:text-style-name="P8" draw:layer="layout" svg:width="4.7cm" svg:height="1.3cm" svg:x="11.1cm" svg:y="18.4cm">
          <draw:text-box>
            <text:p>fiveYearPeriod</text:p>
          </draw:text-box>
        </draw:frame>
        <draw:line draw:style-name="gr10" draw:text-style-name="P7" draw:layer="layout" svg:x1="8.8cm" svg:y1="10.1cm" svg:x2="12.7cm" svg:y2="14.3cm">
          <text:p/>
        </draw:line>
        <draw:line draw:style-name="gr10" draw:text-style-name="P7" draw:layer="layout" svg:x1="3.8cm" svg:y1="10.1cm" svg:x2="12.7cm" svg:y2="14.3cm">
          <text:p/>
        </draw:line>
        <draw:line draw:style-name="gr10" draw:text-style-name="P7" draw:layer="layout" svg:x1="13cm" svg:y1="15.2cm" svg:x2="13cm" svg:y2="17.3cm">
          <text:p/>
        </draw:line>
        <draw:custom-shape draw:style-name="gr24" draw:text-style-name="P9" draw:layer="layout" svg:width="1cm" svg:height="1cm" svg:x="14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6cm" svg:height="1cm" svg:x="14.2cm" svg:y="12.8cm">
          <draw:text-box>
            <text:p>monthYear</text:p>
          </draw:text-box>
        </draw:frame>
        <draw:frame draw:style-name="gr14" draw:text-style-name="P8" draw:layer="layout" svg:width="6.6cm" svg:height="1.2cm" svg:x="2.4cm" svg:y="11.3cm">
          <draw:text-box>
            <text:p>diagnosisYear</text:p>
          </draw:text-box>
        </draw:frame>
        <draw:frame draw:style-name="gr14" draw:text-style-name="P8" draw:layer="layout" svg:width="7cm" svg:height="1.2cm" svg:x="9.6cm" svg:y="10.4cm">
          <draw:text-box>
            <text:p>seedingYear</text:p>
          </draw:text-box>
        </draw:frame>
        <draw:line draw:style-name="gr10" draw:text-style-name="P7" draw:layer="layout" svg:x1="18.1cm" svg:y1="6.8cm" svg:x2="14.9cm" svg:y2="11.9cm">
          <text:p/>
        </draw:line>
        <draw:line draw:style-name="gr10" draw:text-style-name="P7" draw:layer="layout" svg:x1="15.2cm" svg:y1="12.3cm" svg:x2="18.1cm" svg:y2="12.3cm">
          <text:p/>
        </draw:line>
        <draw:line draw:style-name="gr10" draw:text-style-name="P7" draw:layer="layout" svg:x1="14.3cm" svg:y1="12.7cm" svg:x2="13.3cm" svg:y2="14.3cm">
          <text:p/>
        </draw:line>
        <draw:line draw:style-name="gr10" draw:text-style-name="P7" draw:layer="layout" svg:x1="11.7cm" svg:y1="3.3cm" svg:x2="18.1cm" svg:y2="3.3cm">
          <text:p/>
        </draw:line>
        <draw:line draw:style-name="gr10" draw:text-style-name="P7" draw:layer="layout" svg:x1="10.9cm" svg:y1="3.6cm" svg:x2="9.1cm" svg:y2="4.9cm">
          <text:p/>
        </draw:line>
        <draw:frame draw:style-name="gr11" draw:text-style-name="P8" draw:layer="layout" svg:width="10.4cm" svg:height="0.954cm" svg:x="21cm" svg:y="8.8cm">
          <draw:text-box>
            <text:p>Weather</text:p>
          </draw:text-box>
        </draw:frame>
        <draw:frame draw:style-name="gr11" draw:text-style-name="P8" draw:layer="layout" svg:width="10.4cm" svg:height="0.954cm" svg:x="21.1cm" svg:y="2.7cm">
          <draw:text-box>
            <text:p>Pollution</text:p>
          </draw:text-box>
        </draw:frame>
        <draw:frame draw:style-name="gr11" draw:text-style-name="P8" draw:layer="layout" svg:width="10.4cm" svg:height="0.954cm" svg:x="4.213cm" svg:y="5.064cm">
          <draw:text-box>
            <text:p>Diagnosis</text:p>
          </draw:text-box>
        </draw:frame>
        <draw:custom-shape draw:style-name="gr1" draw:text-style-name="P1" draw:layer="layout" svg:width="1cm" svg:height="1cm" svg:x="10.7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.7cm" svg:y1="6.062cm" svg:x2="10.4cm" svg:y2="6.062cm">
          <text:p/>
        </draw:line>
        <draw:line draw:style-name="gr10" draw:text-style-name="P7" draw:layer="layout" svg:x1="18.1cm" svg:y1="3.6cm" svg:x2="26.8cm" svg:y2="3.6cm">
          <text:p/>
        </draw:line>
        <draw:line draw:style-name="gr10" draw:text-style-name="P7" draw:layer="layout" svg:x1="18.1cm" svg:y1="9.8cm" svg:x2="26.8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f7eb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3:00:37.696000000</meta:creation-date>
    <dc:date>2017-12-19T09:33:24.662000000</dc:date>
    <meta:editing-duration>PT42M19S</meta:editing-duration>
    <meta:editing-cycles>10</meta:editing-cycles>
    <meta:generator>LibreOffice/5.3.6.1$Windows_x86 LibreOffice_project/686f202eff87ef707079aeb7f485847613344eb7</meta:generator>
    <meta:document-statistic meta:object-count="151"/>
  </office:meta>
</office:document-meta>
</file>